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/>
      <style:text-properties fo:language="es" fo:country="MX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fo:language="es" fo:country="MX" fo:font-weight="normal" style:font-weight-asian="normal" style:font-weight-complex="normal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fo:language="es" fo:country="MX" fo:font-weight="bold" style:font-weight-asian="bold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language="es" fo:country="MX" fo:font-weight="bold" style:font-weight-asian="bold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language="es" fo:country="MX" fo:font-weight="normal" style:font-weight-asian="normal" style:font-weight-complex="normal"/>
    </style:style>
    <style:style style:name="P6" style:family="paragraph" style:parent-style-name="Standard">
      <style:paragraph-properties fo:margin-left="3.752cm" fo:margin-right="0cm" fo:text-indent="0cm" style:auto-text-indent="false"/>
      <style:text-properties fo:language="es" fo:country="MX" fo:font-weight="normal" style:font-weight-asian="normal" style:font-weight-complex="normal"/>
    </style:style>
    <style:style style:name="P7" style:family="paragraph" style:parent-style-name="Standard">
      <style:paragraph-properties fo:margin-left="2.501cm" fo:margin-right="0cm" fo:text-indent="0cm" style:auto-text-indent="false"/>
      <style:text-properties fo:language="es" fo:country="MX" fo:font-weight="bold" style:font-weight-asian="bold" style:font-weight-complex="bold"/>
    </style:style>
    <style:style style:name="P8" style:family="paragraph" style:parent-style-name="Standard">
      <style:paragraph-properties fo:margin-left="2.501cm" fo:margin-right="0cm" fo:text-indent="0cm" style:auto-text-indent="false"/>
      <style:text-properties fo:language="es" fo:country="MX" fo:font-weight="normal" style:font-weight-asian="normal" style:font-weight-complex="normal"/>
    </style:style>
    <style:style style:name="P9" style:family="paragraph" style:parent-style-name="Standard">
      <style:text-properties fo:language="es" fo:country="MX"/>
    </style:style>
    <style:style style:name="P10" style:family="paragraph" style:parent-style-name="Standard">
      <style:text-properties fo:language="es" fo:country="MX" fo:font-weight="bold" style:font-weight-asian="bold" style:font-weight-complex="bold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fo:language="es" fo:country="MX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ntecedentes</text:p>
      <text:p text:style-name="P2">Actualmente la pagina de IDHIESA no cuenta con un aparatado donde los alumnos no puedan loguearse en la pagina y puedan visualizar información sobre su carrera </text:p>
      <text:p text:style-name="P2"/>
      <text:p text:style-name="P4">Objetivo</text:p>
      <text:p text:style-name="P2">desarrollar una base de datos donde se pueda acumular información sobre las carreras y materias y al igual desarrollar una herramienta que le permitan a los usuarios realizar un logueo dentro del portal y así realizar consultas sobre la información relacionada al usuario <text:s/></text:p>
      <text:p text:style-name="P2"/>
      <text:p text:style-name="P4">Detalles del Requerimiento </text:p>
      <text:p text:style-name="P10"/>
      <text:p text:style-name="P10"/>
      <text:p text:style-name="P10"/>
      <text:p text:style-name="P9"><text:span text:style-name="T1">Regla 1</text:span>: <text:span text:style-name="T1">logueo de usuarios. </text:span></text:p>
      <text:p text:style-name="P1"><text:s/>Los usuarios de Idhiesa se puedan loguear usando un numero de identificación o correo electrónico y una contraseña</text:p>
      <text:p text:style-name="P1"/>
      <text:p text:style-name="P1">Regla 1.1 los accesos de usuarios deberán bloquear después de 3 intentos de acceso y solo el administrador podrá liberar<text:line-break/> <text:s/></text:p>
      <text:p text:style-name="P1"/>
      <text:p text:style-name="P3">Regla 1.2 L<text:span text:style-name="T2">a liga de logueo debera contar con un sistema para recuperar contraseñas por correo</text:span></text:p>
      <text:p text:style-name="P2"/>
      <text:p text:style-name="P3">Regla 1.3<text:span text:style-name="T2"> Los nuevos usuarios se les debera otorgar una clave temporal la cual el sistema debera detectar para poder ingresar una nueva clave.</text:span></text:p>
      <text:p text:style-name="P2"/>
      <text:p text:style-name="P4">Regla 2: Perfiles. </text:p>
      <text:p text:style-name="P2">Los usuarios deberán tener asignado un perfil el cual definirá las acciones que podrá realizar dentro de la base de datos </text:p>
      <text:p text:style-name="P2"><text:s/></text:p>
      <text:p text:style-name="P3">Perfil Admin de sistema (A): Podrá<text:span text:style-name="T2"> realizar las actividades de Alta,modificación y baja de todos los parámetros definidos del programa </text:span></text:p>
      <text:p text:style-name="P2"/>
      <text:p text:style-name="P3"><text:span text:style-name="T2">Perfil Alumnos (B): Podrá realizar consultas de visualización de todos los parámetros relacionados a su cuenta de usuario como la tabla de asignadas de carreras y consulta de datos personales.<text:line-break/></text:span></text:p>
      <text:p text:style-name="P2"/>
      <text:p text:style-name="P3">Perfil Profesor (P):<text:span text:style-name="T2"> Podrá realizar consultas de visualización a las tabla de asignación de carrera <text:s/>y consulta a datos personales. </text:span></text:p>
      <text:p text:style-name="P1"><text:s text:c="2"/></text:p>
      <text:p text:style-name="P3">Perfil Admini Idhiesa (C): Podrá<text:span text:style-name="T2"> dar de alta a nuevos Alumnos o Profesores y realizar la asignación de carreras a los usuarios con perfil de alumno por periodo y tipo de ciclo escolar.</text:span></text:p>
      <text:p text:style-name="P2"/>
      <text:p text:style-name="P4">Reglas 3:Pantallas IDHIESA.</text:p>
      <text:p text:style-name="P2">Se debera contar con las siguientes pantallas las cuales esteran asignadas a cada perfil de usuario <text:s/></text:p>
      <text:p text:style-name="P3"/>
      <text:p text:style-name="P3">Pantalla de Login: </text:p>
      <text:p text:style-name="P2"><text:soft-page-break/><text:tab/>La pantalla debera tener los siguientes componentes</text:p>
      <text:p text:style-name="P2"/>
      <text:p text:style-name="P3"><text:span text:style-name="T2"><text:tab/></text:span>Parametros:</text:p>
      <text:p text:style-name="P5"><text:tab/><text:tab/><text:tab/>ID de usuario o Correo Electrónico tipo String</text:p>
      <text:p text:style-name="P2"><text:tab/><text:tab/>Contraseña<text:tab/>tipo contraseña</text:p>
      <text:p text:style-name="P3"><text:span text:style-name="T2"><text:tab/></text:span>Ligas:</text:p>
      <text:p text:style-name="P5"><text:tab/><text:tab/><text:tab/>Solicitud de recuperación de contraseña:</text:p>
      <text:p text:style-name="P2"/>
      <text:p text:style-name="P3"><text:span text:style-name="T2"><text:tab/></text:span>Botones:<text:span text:style-name="T2"><text:tab/><text:tab/></text:span></text:p>
      <text:p text:style-name="P5"><text:tab/><text:tab/><text:tab/>Aceptar</text:p>
      <text:p text:style-name="P2"/>
      <text:p text:style-name="P3">Pantalla – Recuperación de contraseña</text:p>
      <text:p text:style-name="P2"><text:tab/>La pantalla debera tener los siguientes componentes </text:p>
      <text:p text:style-name="P2"><text:tab/></text:p>
      <text:p text:style-name="P7">Parámetros:</text:p>
      <text:p text:style-name="P6">ID de usuario o correo electrónico </text:p>
      <text:p text:style-name="P6"/>
      <text:p text:style-name="P7">Botones:</text:p>
      <text:p text:style-name="P8"><text:tab/>Enviar.</text:p>
      <text:p text:style-name="P8"/>
      <text:p text:style-name="P3">Pantalla – <text:s/>creación de usuario e Ingreso datos</text:p>
      <text:p text:style-name="P8">la pantalla debera estar definida para que se puedan llenar los datos de los usuarios y realizar la asignación de tipo de usuario – carrera y ciclo escolar , también se asignara una contraseña temporal </text:p>
      <text:p text:style-name="P8"/>
      <text:p text:style-name="P3">Pantalla – Consulta de informacion </text:p>
      <text:p text:style-name="P8">el usuario logueado podrá consultar su información básica </text:p>
      <text:p text:style-name="P8"/>
      <text:p text:style-name="P2"><text:span text:style-name="T1">Pantalla -Consulta materias</text:span> </text:p>
      <text:p text:style-name="P8">se podrá visualizar las careras asignadas <text:s/>y sus materias con las <text:s/>sus <text:s/>respectivas calificaciones <text:tab/></text:p>
      <text:p text:style-name="P3"/>
      <text:p text:style-name="P3"/>
      <text:p text:style-name="P5"><text:s text:c="2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 F</meta:initial-creator>
    <meta:creation-date>2019-06-27T19:47:45.32</meta:creation-date>
    <dc:date>2019-06-29T16:18:29.15</dc:date>
    <dc:creator>Daniel F</dc:creator>
    <meta:editing-duration>PT20H2M</meta:editing-duration>
    <meta:editing-cycles>5</meta:editing-cycles>
    <meta:generator>OpenOffice/4.1.6$Win32 OpenOffice.org_project/416m1$Build-9790</meta:generator>
    <meta:document-statistic meta:table-count="0" meta:image-count="0" meta:object-count="0" meta:page-count="2" meta:paragraph-count="43" meta:word-count="427" meta:character-count="2755"/>
  </office:meta>
</office:document-meta>
</file>